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sychopath Dorian Gray Abilities</text:p>
      <text:p text:style-name="P3"/>
      <text:p text:style-name="P5">Level 1-5</text:p>
      <text:p text:style-name="P4"/>
      <text:p text:style-name="P4">Cantrips:</text:p>
      <text:p text:style-name="P2"/>
      <text:p text:style-name="P2">Transfusion</text:p>
      <text:p text:style-name="P1">Range: 30 feet</text:p>
      <text:p text:style-name="P1">Action: 1 action</text:p>
      <text:p text:style-name="P1">Duration: Instant</text:p>
      <text:p text:style-name="P1">Description: Siphon out a small amount of an enemy's blood to yourself. On hit, roll a 1d6 for damage and heal half of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15:13:28.45</meta:creation-date>
    <meta:document-statistic meta:table-count="0" meta:image-count="0" meta:object-count="0" meta:page-count="1" meta:paragraph-count="8" meta:word-count="40" meta:character-count="230"/>
    <dc:date>2015-03-21T15:14:27.98</dc:date>
    <meta:editing-duration>PT59S</meta:editing-duration>
    <meta:editing-cycles>1</meta:editing-cycles>
    <meta:generator>OpenOffice/4.1.1$Win32 OpenOffice.org_project/411m6$Build-9775</meta:generator>
  </office:meta>
</office:document-meta>
</file>